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language="zxx" fo:country="none" fo:font-style="normal" style:text-underline-style="solid" style:text-underline-width="auto" style:text-underline-color="font-color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2" style:family="paragraph" style:parent-style-name="Text_20_body" style:list-style-name="L1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left="0in" fo:margin-right="0in" fo:margin-top="0.0366in" fo:margin-bottom="0in" fo:widows="1" fo:text-indent="0in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font-variant="normal" fo:text-transform="none" fo:color="#000000" style:font-name="Times New Roman" fo:font-size="14pt" fo:letter-spacing="normal" fo:language="zxx" fo:country="none" fo:font-style="normal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9" style:family="text">
      <style:text-properties fo:color="#000000" fo:font-size="32pt" fo:font-weight="bold" fo:background-color="transparent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color="#000000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3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9.15</text:span><text:span text:style-name="T11"> </text:span><text:span text:style-name="T1"><text:s text:c="3"/></text:span><text:span text:style-name="T3">Модель Take-Grant</text:span><text:span text:style-name="T4"> - это формальная модель, используемая в области </text:span><text:span text:style-name="T5">компьютерной безопасности</text:span><text:span text:style-name="T4">, для анализа систем дискреционного разграничения доступа; подтверждает либо опровергает степени защищенности данной автоматизированной системы, которая должна удовлетворять регламентированным требованиям. Модель представляет всю систему как направленный граф, где узлы - либо объекты, либо субъекты. Дуги между ними маркированы, и их значения указывают права, которые имеет объект или субъект (узел). В модели доминируют два правила: "давать" и "брать". Они играют в ней особую роль, переписывая правила, описывающие допустимые пути изменения графа. В общей сложности существует 4 правила преобразования:</text:span></text:p>
      <text:list xml:id="list9623688492" text:style-name="L1">
        <text:list-item>
          <text:p text:style-name="P2">правило "брать";</text:p>
        </text:list-item>
        <text:list-item>
          <text:p text:style-name="P2">правило "давать";</text:p>
        </text:list-item>
        <text:list-item>
          <text:p text:style-name="P2">правило "создать";</text:p>
        </text:list-item>
        <text:list-item>
          <text:p text:style-name="P2">правило "удалить";</text:p>
        </text:list-item>
      </text:list>
      <text:p text:style-name="P1">Санкционированное получение прав доступа.</text:p>
      <text:p text:style-name="P3">Данный способ характеризуется тем, что при передаче прав доступа не накладываются ограничения на кооперацию субъектов системы, участвующих в этом процессе.</text:p>
      <text:p text:style-name="P3"/>
      <text:p text:style-name="P3">В расширенной модели Take-Grant рассматриваются пути и стоимости возникновения информационных потоков в системах с дискреционным разграничением доступа.</text:p>
      <text:p text:style-name="P3">В классической модели Take-Grant по существу рассматриваются два права доступа: t и g, а также четыре правила (правила де-юре) преобразования графа доступов: take, grant, create, remove. В расширенной модели дополнительно рассматриваются два права доступа: на чтение r(read) и на запись w(write), а также шесть правил (правила де-факто) преобразования графа доступов: post, spy, find, pass и два правила без названия.</text:p>
      <text:p text:style-name="P3"/>
      <text:p text:style-name="P3">Правила де-факто служат для поиска путей возникновения возможных информационных потоков в системе. </text:p>
      <text:p text:style-name="P3"/>
      <text:p text:style-name="P3">Перечисленные правила "Брать", "Давать", "Создать", "Удалить" для отличия от правил расширенной модели Take-Grant будем называть де-юре правилами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2:11:10</dc:date>
    <dc:creator>mark </dc:creator>
    <meta:editing-duration>PT53M34S</meta:editing-duration>
    <meta:editing-cycles>68</meta:editing-cycles>
    <meta:document-statistic meta:table-count="0" meta:image-count="0" meta:object-count="0" meta:page-count="1" meta:paragraph-count="11" meta:word-count="229" meta:character-count="1786" meta:non-whitespace-character-count="1568"/>
  </office:meta>
</office:document-meta>
</file>